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Hint</text:h>
      <text:list xml:id="list7966993444861800402" text:style-name="L1">
        <text:list-item>
          <text:p text:style-name="P2">You can initialize an array with <text:span text:style-name="Source_20_Text">np.array()</text:span>. For example, the statement <text:span text:style-name="Source_20_Text">np.array([True] * 5 + [False] * 3)</text:span> creates a Boolean array with 5 <text:span text:style-name="Source_20_Text">True</text:span> entries and 3 <text:span text:style-name="Source_20_Text">False</text:span> entries. </text:p>
        </text:list-item>
        <text:list-item>
          <text:p text:style-name="P2">A 'yay' vote, in Boolean terms, is represented as a <text:span text:style-name="Source_20_Text">1</text:span>, or a <text:span text:style-name="Source_20_Text">True</text:span>, while a 'nay' is represented as a <text:span text:style-name="Source_20_Text">0</text:span>, or a <text:span text:style-name="Source_20_Text">False</text:span>. To calculate the fraction of Democrats that voted 'yay', you can add all the entries in your <text:span text:style-name="Source_20_Text">dems</text:span> array with <text:span text:style-name="Source_20_Text">np.sum</text:span>, and divide it by the total number of entries (which you can calculate with <text:span text:style-name="Source_20_Text">len()</text:span>). </text:p>
        </text:list-item>
        <text:list-item>
          <text:p text:style-name="P2">In <text:span text:style-name="Source_20_Text">draw_perm_reps()</text:span>, the <text:span text:style-name="Source_20_Text">func</text:span> argument should be the function you wrote above. Recall that the other arguments needed are your two arrays and the number of permutation replicates you want to draw. </text:p>
        </text:list-item>
        <text:list-item>
          <text:p text:style-name="P1">The p-value can be computed by calculating the fraction of <text:span text:style-name="Source_20_Text">perm_samples</text:span> that are <text:span text:style-name="Source_20_Text">&lt;=</text:span> the value returned by <text:span text:style-name="Source_20_Text">frac_yay_dems</text:span> (which also happens to be the mean of Democrat votes). This can be done by appropriately using <text:span text:style-name="Source_20_Text">np.sum()</text:span> in the numerator and <text:span text:style-name="Source_20_Text">len()</text:span> in the denominator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6:06:58.438194765</meta:creation-date>
    <dc:date>2017-07-03T07:43:06.354538194</dc:date>
    <meta:editing-duration>PT1H25M57S</meta:editing-duration>
    <meta:editing-cycles>1</meta:editing-cycles>
    <meta:document-statistic meta:table-count="0" meta:image-count="0" meta:object-count="0" meta:page-count="1" meta:paragraph-count="5" meta:word-count="173" meta:character-count="963" meta:non-whitespace-character-count="795"/>
    <meta:generator>LibreOffice/5.1.6.2$Linux_X86_64 LibreOffice_project/10m0$Build-2</meta:generator>
  </office:meta>
</office:document-meta>
</file>